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3.565cm" style:use-optimal-column-width="false"/>
    </style:style>
    <style:style style:name="co2" style:family="table-column">
      <style:table-column-properties style:column-width="3.567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032cm" svg:height="2.032cm" svg:x="11.526cm" svg:y="3.555cm">
          <text:p text:style-name="P1">q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.962cm" svg:height="0.962cm" svg:x="1.753cm" svg:y="1.878cm">
          <draw:text-box>
            <text:p>110111#</text:p>
          </draw:text-box>
        </draw:frame>
        <draw:frame draw:style-name="gr2" draw:layer="layout" svg:width="2.555cm" svg:height="0.962cm" svg:x="13.432cm" svg:y="4.637cm">
          <draw:text-box>
            <text:p>1 <text:s text:c="5"/>,R</text:p>
          </draw:text-box>
        </draw:frame>
        <draw:custom-shape draw:style-name="gr1" draw:text-style-name="P1" xml:id="id2" draw:id="id2" draw:layer="layout" svg:width="2.032cm" svg:height="2.032cm" svg:x="16.327cm" svg:y="3.556cm">
          <text:p text:style-name="P1">q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558cm" svg:y1="4.571cm" svg:x2="16.327cm" svg:y2="4.572cm" draw:start-shape="id1" draw:start-glue-point="10" draw:end-shape="id2" svg:d="M13558 4571c2077 0 693 1 2769 1" svg:viewBox="0 0 2770 2">
          <text:p/>
        </draw:connector>
        <draw:frame draw:style-name="gr2" draw:layer="layout" svg:width="2.555cm" svg:height="0.962cm" svg:x="15.905cm" svg:y="6.366cm">
          <draw:text-box>
            <text:p>0 <text:s text:c="5"/>,R</text:p>
          </draw:text-box>
        </draw:frame>
        <draw:custom-shape draw:style-name="gr1" draw:text-style-name="P1" xml:id="id3" draw:id="id3" draw:layer="layout" svg:width="2.032cm" svg:height="2.032cm" svg:x="21.028cm" svg:y="3.557cm">
          <text:p text:style-name="P1">q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8.359cm" svg:y1="4.572cm" svg:x2="21.028cm" svg:y2="4.573cm" draw:start-shape="id2" draw:start-glue-point="10" draw:end-shape="id3" draw:end-glue-point="6" svg:d="M18359 4572c2002 0 668 1 2669 1" svg:viewBox="0 0 2670 2">
          <text:p/>
        </draw:connector>
        <draw:frame draw:style-name="gr2" draw:layer="layout" svg:width="2.373cm" svg:height="0.962cm" svg:x="18.233cm" svg:y="2.337cm">
          <draw:text-box>
            <text:p>1 <text:s text:c="2"/>1,R</text:p>
          </draw:text-box>
        </draw:frame>
        <draw:connector draw:style-name="gr3" draw:text-style-name="P1" draw:layer="layout" draw:type="curve" svg:x1="18.359cm" svg:y1="4.572cm" svg:x2="17.343cm" svg:y2="3.556cm" draw:start-shape="id2" draw:start-glue-point="10" draw:end-shape="id2" draw:end-glue-point="4" svg:d="M18359 4572c753 0 628-759 186-1201s-1202-566-1202 185" svg:viewBox="0 0 1558 1557">
          <text:p/>
        </draw:connector>
        <draw:frame draw:style-name="gr2" draw:layer="layout" svg:width="2.517cm" svg:height="0.962cm" svg:x="18.234cm" svg:y="4.637cm">
          <draw:text-box>
            <text:p>0 <text:s text:c="3"/>1,S</text:p>
          </draw:text-box>
        </draw:frame>
        <draw:frame draw:style-name="gr2" draw:layer="layout" svg:width="2.61cm" svg:height="0.962cm" svg:x="1.753cm" svg:y="2.978cm">
          <draw:text-box>
            <text:p>10111#</text:p>
          </draw:text-box>
        </draw:frame>
        <draw:frame draw:style-name="gr2" draw:layer="layout" svg:width="2.259cm" svg:height="0.962cm" svg:x="1.753cm" svg:y="4.278cm">
          <draw:text-box>
            <text:p>1101#</text:p>
          </draw:text-box>
        </draw:frame>
        <draw:frame draw:style-name="gr2" draw:layer="layout" svg:width="2.259cm" svg:height="0.962cm" svg:x="1.753cm" svg:y="5.378cm">
          <draw:text-box>
            <text:p>0111#</text:p>
          </draw:text-box>
        </draw:frame>
        <draw:frame draw:style-name="gr2" draw:layer="layout" svg:width="1.907cm" svg:height="0.962cm" svg:x="1.753cm" svg:y="6.578cm">
          <draw:text-box>
            <text:p>110#</text:p>
          </draw:text-box>
        </draw:frame>
        <draw:connector draw:style-name="gr3" draw:text-style-name="P1" draw:layer="layout" draw:type="curve" svg:x1="12.542cm" svg:y1="5.587cm" svg:x2="22.044cm" svg:y2="5.589cm" draw:start-shape="id1" draw:start-glue-point="8" draw:end-shape="id3" draw:end-glue-point="8" svg:d="M12542 5587c0 756 9502 755 9502 2" svg:viewBox="0 0 9503 568">
          <text:p/>
        </draw:connector>
        <draw:frame draw:style-name="gr2" draw:layer="layout" svg:width="1.205cm" svg:height="0.962cm" svg:x="1.754cm" svg:y="7.578cm">
          <draw:text-box>
            <text:p>0#</text:p>
          </draw:text-box>
        </draw:frame>
        <draw:frame draw:style-name="standard" draw:layer="layout" svg:width="10.696cm" svg:height="2.915cm" svg:x="7.829cm" svg:y="10.4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q0</text:p>
              </table:table-cell>
              <table:table-cell>
                <text:p>(qf,B,S)</text:p>
              </table:table-cell>
              <table:table-cell>
                <text:p>(q1,B,R)</text:p>
              </table:table-cell>
            </table:table-row>
            <table:table-row table:style-name="ro1" table:default-cell-style-name="ce1">
              <table:table-cell>
                <text:p>q1</text:p>
              </table:table-cell>
              <table:table-cell>
                <text:p>(qf,1,S)</text:p>
              </table:table-cell>
              <table:table-cell>
                <text:p>(q1,1,R)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4" draw:text-style-name="P1" draw:layer="layout" svg:x1="18.836cm" svg:y1="2.793cm" svg:x2="19.344cm" svg:y2="2.793cm">
          <text:p/>
        </draw:line>
        <draw:line draw:style-name="gr4" draw:text-style-name="P1" draw:layer="layout" svg:x1="14.036cm" svg:y1="5.106cm" svg:x2="14.544cm" svg:y2="5.106cm">
          <text:p/>
        </draw:line>
        <draw:g>
          <draw:line draw:style-name="gr5" draw:text-style-name="P1" draw:layer="layout" svg:x1="14.579cm" svg:y1="4.917cm" svg:x2="14.579cm" svg:y2="5.425cm">
            <text:p/>
          </draw:line>
          <draw:line draw:style-name="gr5" draw:text-style-name="P1" draw:layer="layout" svg:x1="15.079cm" svg:y1="4.93cm" svg:x2="15.079cm" svg:y2="5.438cm">
            <text:p/>
          </draw:line>
          <draw:line draw:style-name="gr5" draw:text-style-name="P1" draw:layer="layout" svg:x1="14.565cm" svg:y1="5.44cm" svg:x2="15.073cm" svg:y2="5.44cm">
            <text:p/>
          </draw:line>
        </draw:g>
        <draw:line draw:style-name="gr4" draw:text-style-name="P1" draw:layer="layout" svg:x1="16.537cm" svg:y1="6.833cm" svg:x2="17.045cm" svg:y2="6.833cm">
          <text:p/>
        </draw:line>
        <draw:g>
          <draw:line draw:style-name="gr5" draw:text-style-name="P1" draw:layer="layout" svg:x1="17.08cm" svg:y1="6.618cm" svg:x2="17.08cm" svg:y2="7.126cm">
            <text:p/>
          </draw:line>
          <draw:line draw:style-name="gr5" draw:text-style-name="P1" draw:layer="layout" svg:x1="17.58cm" svg:y1="6.631cm" svg:x2="17.58cm" svg:y2="7.139cm">
            <text:p/>
          </draw:line>
          <draw:line draw:style-name="gr5" draw:text-style-name="P1" draw:layer="layout" svg:x1="17.066cm" svg:y1="7.141cm" svg:x2="17.574cm" svg:y2="7.141cm">
            <text:p/>
          </draw:line>
        </draw:g>
        <draw:line draw:style-name="gr4" draw:text-style-name="P1" draw:layer="layout" svg:x1="18.936cm" svg:y1="5.119cm" svg:x2="19.444cm" svg:y2="5.1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9T18:51:30.051316274</meta:creation-date>
    <dc:date>2015-07-29T20:17:25.470812575</dc:date>
    <meta:editing-duration>PT1H10M41S</meta:editing-duration>
    <meta:editing-cycles>4</meta:editing-cycles>
    <meta:generator>LibreOffice/4.2.8.2$Linux_X86_64 LibreOffice_project/420m0$Build-2</meta:generator>
    <meta:document-statistic meta:object-count="30"/>
  </office:meta>
</office:document-meta>
</file>